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35cm"/>
    </style:style>
    <style:style style:name="co2" style:family="table-column">
      <style:table-column-properties fo:break-before="auto" style:column-width="0.693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47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4" style:family="table-cell" style:parent-style-name="Default">
      <style:table-cell-properties fo:background-color="#729fcf" fo:padding="0.071cm"/>
    </style:style>
    <style:style style:name="ce2" style:family="table-cell" style:parent-style-name="Default">
      <style:table-cell-properties fo:background-color="#dee7e5" fo:padding="0.071cm"/>
    </style:style>
    <style:style style:name="ce3" style:family="table-cell" style:parent-style-name="Default">
      <style:table-cell-properties fo:background-color="#729fcf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" table:default-cell-style-name="Default"/>
        <table:table-column table:style-name="co3" table:number-columns-repeated="16359"/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4"/>
          <table:table-cell table:style-name="ce2" table:formula="of:=IF(OR(MOD([.B1];3)=0;MOD([.B1];4)=0);MAX([.N1];[.O2])+[.B1];MAX([.N1];[.O2]))" office:value-type="float" office:value="305" calcext:value-type="float">
            <text:p>305</text:p>
          </table:table-cell>
          <table:table-cell table:style-name="ce2" table:formula="of:=IF(OR(MOD([.C1];3)=0;MOD([.C1];4)=0);MAX([.O1];[.P2])+[.C1];MAX([.O1];[.P2]))" office:value-type="float" office:value="387" calcext:value-type="float">
            <text:p>387</text:p>
          </table:table-cell>
          <table:table-cell table:style-name="ce2" table:formula="of:=IF(OR(MOD([.D1];3)=0;MOD([.D1];4)=0);MAX([.P1];[.Q2])+[.D1];MAX([.P1];[.Q2]))" office:value-type="float" office:value="553" calcext:value-type="float">
            <text:p>553</text:p>
          </table:table-cell>
          <table:table-cell table:style-name="ce2" table:formula="of:=IF(OR(MOD([.E1];3)=0;MOD([.E1];4)=0);MAX([.Q1];[.R2])+[.E1];MAX([.Q1];[.R2]))" office:value-type="float" office:value="673" calcext:value-type="float">
            <text:p>673</text:p>
          </table:table-cell>
          <table:table-cell table:style-name="ce2" table:formula="of:=IF(OR(MOD([.F1];3)=0;MOD([.F1];4)=0);MAX([.R1];[.S2])+[.F1];MAX([.R1];[.S2]))" office:value-type="float" office:value="869" calcext:value-type="float">
            <text:p>869</text:p>
          </table:table-cell>
          <table:table-cell table:style-name="ce2" table:formula="of:=IF(OR(MOD([.G1];3)=0;MOD([.G1];4)=0);MAX([.S1];[.T2])+[.G1];MAX([.S1];[.T2]))" office:value-type="float" office:value="869" calcext:value-type="float">
            <text:p>869</text:p>
          </table:table-cell>
          <table:table-cell table:style-name="ce2" table:formula="of:=IF(OR(MOD([.H1];3)=0;MOD([.H1];4)=0);MAX([.T1];[.U2])+[.H1];MAX([.T1];[.U2]))" office:value-type="float" office:value="869" calcext:value-type="float">
            <text:p>869</text:p>
          </table:table-cell>
          <table:table-cell table:style-name="ce2" table:formula="of:=IF(OR(MOD([.I1];3)=0;MOD([.I1];4)=0);MAX([.U1];[.V2])+[.I1];MAX([.U1];[.V2]))" office:value-type="float" office:value="869" calcext:value-type="float">
            <text:p>869</text:p>
          </table:table-cell>
          <table:table-cell table:style-name="ce2" table:formula="of:=IF(OR(MOD([.J1];3)=0;MOD([.J1];4)=0);MAX([.V1];[.W2])+[.J1];MAX([.V1];[.W2]))" office:value-type="float" office:value="869" calcext:value-type="float">
            <text:p>869</text:p>
          </table:table-cell>
          <table:table-cell table:style-name="ce2" table:formula="of:=IF(OR(MOD([.K1];3)=0;MOD([.K1];4)=0);MAX([.W1];[.X2])+[.K1];MAX([.W1];[.X2]))" office:value-type="float" office:value="878" calcext:value-type="float">
            <text:p>878</text:p>
          </table:table-cell>
          <table:table-cell table:style-name="ce2" table:formula="of:=IF(OR(MOD([.L1];3)=0;MOD([.L1];4)=0);MAX([.X1];[.Y2])+[.L1];MAX([.X1];[.Y2]))" office:value-type="float" office:value="967" calcext:value-type="float">
            <text:p>967</text:p>
          </table:table-cell>
          <table:table-cell table:style-name="Default" table:number-columns-repeated="1635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4"/>
          <table:table-cell table:style-name="ce2" table:formula="of:=IF(OR(MOD([.B2];3)=0;MOD([.B2];4)=0);MAX([.N2];[.O3])+[.B2];MAX([.N2];[.O3]))" office:value-type="float" office:value="305" calcext:value-type="float">
            <text:p>305</text:p>
          </table:table-cell>
          <table:table-cell table:style-name="ce2" table:formula="of:=IF(OR(MOD([.C2];3)=0;MOD([.C2];4)=0);MAX([.O2];[.P3])+[.C2];MAX([.O2];[.P3]))" office:value-type="float" office:value="387" calcext:value-type="float">
            <text:p>387</text:p>
          </table:table-cell>
          <table:table-cell table:style-name="ce2" table:formula="of:=IF(OR(MOD([.D2];3)=0;MOD([.D2];4)=0);MAX([.P2];[.Q3])+[.D2];MAX([.P2];[.Q3]))" office:value-type="float" office:value="553" calcext:value-type="float">
            <text:p>553</text:p>
          </table:table-cell>
          <table:table-cell table:style-name="ce2" table:formula="of:=IF(OR(MOD([.E2];3)=0;MOD([.E2];4)=0);MAX([.Q2];[.R3])+[.E2];MAX([.Q2];[.R3]))" office:value-type="float" office:value="673" calcext:value-type="float">
            <text:p>673</text:p>
          </table:table-cell>
          <table:table-cell table:style-name="ce2" table:formula="of:=IF(OR(MOD([.F2];3)=0;MOD([.F2];4)=0);MAX([.R2];[.S3])+[.F2];MAX([.R2];[.S3]))" office:value-type="float" office:value="800" calcext:value-type="float">
            <text:p>800</text:p>
          </table:table-cell>
          <table:table-cell table:style-name="ce3" table:formula="of:=IF(AND([.G2]&gt;100;[.G2]&lt;500);&quot;&quot;;[.G2])">
            <text:p/>
          </table:table-cell>
          <table:table-cell table:style-name="ce2" table:formula="of:=IF(OR(MOD([.H2];3)=0;MOD([.H2];4)=0);MAX([.T2];[.U3])+[.H2];MAX([.T2];[.U3]))" office:value-type="float" office:value="665" calcext:value-type="float">
            <text:p>665</text:p>
          </table:table-cell>
          <table:table-cell table:style-name="ce2" table:formula="of:=IF(OR(MOD([.I2];3)=0;MOD([.I2];4)=0);MAX([.U2];[.V3])+[.I2];MAX([.U2];[.V3]))" office:value-type="float" office:value="755" calcext:value-type="float">
            <text:p>755</text:p>
          </table:table-cell>
          <table:table-cell table:style-name="ce2" table:formula="of:=IF(OR(MOD([.J2];3)=0;MOD([.J2];4)=0);MAX([.V2];[.W3])+[.J2];MAX([.V2];[.W3]))" office:value-type="float" office:value="766" calcext:value-type="float">
            <text:p>766</text:p>
          </table:table-cell>
          <table:table-cell table:style-name="ce2" table:formula="of:=IF(OR(MOD([.K2];3)=0;MOD([.K2];4)=0);MAX([.W2];[.X3])+[.K2];MAX([.W2];[.X3]))" office:value-type="float" office:value="878" calcext:value-type="float">
            <text:p>878</text:p>
          </table:table-cell>
          <table:table-cell table:style-name="ce2" table:formula="of:=IF(OR(MOD([.L2];3)=0;MOD([.L2];4)=0);MAX([.X2];[.Y3])+[.L2];MAX([.X2];[.Y3]))" office:value-type="float" office:value="967" calcext:value-type="float">
            <text:p>967</text:p>
          </table:table-cell>
          <table:table-cell table:style-name="Default" table:number-columns-repeated="163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"/>
          <table:table-cell table:style-name="ce2" table:formula="of:=IF(OR(MOD([.B3];3)=0;MOD([.B3];4)=0);MAX([.N3];[.O4])+[.B3];MAX([.N3];[.O4]))" office:value-type="float" office:value="305" calcext:value-type="float">
            <text:p>305</text:p>
          </table:table-cell>
          <table:table-cell table:style-name="ce2" table:formula="of:=IF(OR(MOD([.C3];3)=0;MOD([.C3];4)=0);MAX([.O3];[.P4])+[.C3];MAX([.O3];[.P4]))" office:value-type="float" office:value="387" calcext:value-type="float">
            <text:p>387</text:p>
          </table:table-cell>
          <table:table-cell table:style-name="ce2" table:formula="of:=IF(OR(MOD([.D3];3)=0;MOD([.D3];4)=0);MAX([.P3];[.Q4])+[.D3];MAX([.P3];[.Q4]))" office:value-type="float" office:value="553" calcext:value-type="float">
            <text:p>553</text:p>
          </table:table-cell>
          <table:table-cell table:style-name="ce2" table:formula="of:=IF(OR(MOD([.E3];3)=0;MOD([.E3];4)=0);MAX([.Q3];[.R4])+[.E3];MAX([.Q3];[.R4]))" office:value-type="float" office:value="617" calcext:value-type="float">
            <text:p>617</text:p>
          </table:table-cell>
          <table:table-cell table:style-name="ce2" table:formula="of:=IF(OR(MOD([.F3];3)=0;MOD([.F3];4)=0);MAX([.R3];[.S4])+[.F3];MAX([.R3];[.S4]))" office:value-type="float" office:value="707" calcext:value-type="float">
            <text:p>707</text:p>
          </table:table-cell>
          <table:table-cell table:style-name="ce3" table:formula="of:=IF(AND([.G3]&gt;100;[.G3]&lt;500);&quot;&quot;;[.G3])">
            <text:p/>
          </table:table-cell>
          <table:table-cell table:style-name="ce2" table:formula="of:=IF(OR(MOD([.H3];3)=0;MOD([.H3];4)=0);MAX([.T3];[.U4])+[.H3];MAX([.T3];[.U4]))" office:value-type="float" office:value="665" calcext:value-type="float">
            <text:p>665</text:p>
          </table:table-cell>
          <table:table-cell table:style-name="ce2" table:formula="of:=IF(OR(MOD([.I3];3)=0;MOD([.I3];4)=0);MAX([.U3];[.V4])+[.I3];MAX([.U3];[.V4]))" office:value-type="float" office:value="710" calcext:value-type="float">
            <text:p>710</text:p>
          </table:table-cell>
          <table:table-cell table:style-name="ce2" table:formula="of:=IF(OR(MOD([.J3];3)=0;MOD([.J3];4)=0);MAX([.V3];[.W4])+[.J3];MAX([.V3];[.W4]))" office:value-type="float" office:value="766" calcext:value-type="float">
            <text:p>766</text:p>
          </table:table-cell>
          <table:table-cell table:style-name="ce2" table:formula="of:=IF(OR(MOD([.K3];3)=0;MOD([.K3];4)=0);MAX([.W3];[.X4])+[.K3];MAX([.W3];[.X4]))" office:value-type="float" office:value="850" calcext:value-type="float">
            <text:p>850</text:p>
          </table:table-cell>
          <table:table-cell table:style-name="ce2" table:formula="of:=IF(OR(MOD([.L3];3)=0;MOD([.L3];4)=0);MAX([.X3];[.Y4])+[.L3];MAX([.X3];[.Y4]))" office:value-type="float" office:value="916" calcext:value-type="float">
            <text:p>916</text:p>
          </table:table-cell>
          <table:table-cell table:style-name="Default" table:number-columns-repeated="163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4"/>
          <table:table-cell table:style-name="ce2" table:formula="of:=IF(OR(MOD([.B4];3)=0;MOD([.B4];4)=0);MAX([.N4];[.O5])+[.B4];MAX([.N4];[.O5]))" office:value-type="float" office:value="305" calcext:value-type="float">
            <text:p>305</text:p>
          </table:table-cell>
          <table:table-cell table:style-name="ce2" table:formula="of:=IF(OR(MOD([.C4];3)=0;MOD([.C4];4)=0);MAX([.O4];[.P5])+[.C4];MAX([.O4];[.P5]))" office:value-type="float" office:value="323" calcext:value-type="float">
            <text:p>323</text:p>
          </table:table-cell>
          <table:table-cell table:style-name="ce2" table:formula="of:=IF(OR(MOD([.D4];3)=0;MOD([.D4];4)=0);MAX([.P4];[.Q5])+[.D4];MAX([.P4];[.Q5]))" office:value-type="float" office:value="553" calcext:value-type="float">
            <text:p>553</text:p>
          </table:table-cell>
          <table:table-cell table:style-name="ce2" table:formula="of:=IF(OR(MOD([.E4];3)=0;MOD([.E4];4)=0);MAX([.Q4];[.R5])+[.E4];MAX([.Q4];[.R5]))" office:value-type="float" office:value="617" calcext:value-type="float">
            <text:p>617</text:p>
          </table:table-cell>
          <table:table-cell table:style-name="ce2" table:formula="of:=IF(OR(MOD([.F4];3)=0;MOD([.F4];4)=0);MAX([.R4];[.S5])+[.F4];MAX([.R4];[.S5]))" office:value-type="float" office:value="665" calcext:value-type="float">
            <text:p>665</text:p>
          </table:table-cell>
          <table:table-cell table:style-name="ce2" table:formula="of:=IF(OR(MOD([.G4];3)=0;MOD([.G4];4)=0);MAX([.S4];[.T5])+[.G4];MAX([.S4];[.T5]))" office:value-type="float" office:value="665" calcext:value-type="float">
            <text:p>665</text:p>
          </table:table-cell>
          <table:table-cell table:style-name="ce2" table:formula="of:=IF(OR(MOD([.H4];3)=0;MOD([.H4];4)=0);MAX([.T4];[.U5])+[.H4];MAX([.T4];[.U5]))" office:value-type="float" office:value="665" calcext:value-type="float">
            <text:p>665</text:p>
          </table:table-cell>
          <table:table-cell table:style-name="ce2" table:formula="of:=IF(OR(MOD([.I4];3)=0;MOD([.I4];4)=0);MAX([.U4];[.V5])+[.I4];MAX([.U4];[.V5]))" office:value-type="float" office:value="671" calcext:value-type="float">
            <text:p>671</text:p>
          </table:table-cell>
          <table:table-cell table:style-name="ce2" table:formula="of:=IF(OR(MOD([.J4];3)=0;MOD([.J4];4)=0);MAX([.V4];[.W5])+[.J4];MAX([.V4];[.W5]))" office:value-type="float" office:value="689" calcext:value-type="float">
            <text:p>689</text:p>
          </table:table-cell>
          <table:table-cell table:style-name="ce2" table:formula="of:=IF(OR(MOD([.K4];3)=0;MOD([.K4];4)=0);MAX([.W4];[.X5])+[.K4];MAX([.W4];[.X5]))" office:value-type="float" office:value="838" calcext:value-type="float">
            <text:p>838</text:p>
          </table:table-cell>
          <table:table-cell table:style-name="ce2" table:formula="of:=IF(OR(MOD([.L4];3)=0;MOD([.L4];4)=0);MAX([.X4];[.Y5])+[.L4];MAX([.X4];[.Y5]))" office:value-type="float" office:value="916" calcext:value-type="float">
            <text:p>916</text:p>
          </table:table-cell>
          <table:table-cell table:style-name="Default" table:number-columns-repeated="1635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4"/>
          <table:table-cell table:style-name="ce2" table:formula="of:=IF(OR(MOD([.B5];3)=0;MOD([.B5];4)=0);MAX([.N5];[.O6])+[.B5];MAX([.N5];[.O6]))" office:value-type="float" office:value="305" calcext:value-type="float">
            <text:p>305</text:p>
          </table:table-cell>
          <table:table-cell table:style-name="ce3" table:formula="of:=IF(AND([.C5]&gt;100;[.C5]&lt;500);&quot;&quot;;[.C5])">
            <text:p/>
          </table:table-cell>
          <table:table-cell table:style-name="ce2" table:formula="of:=IF(OR(MOD([.D5];3)=0;MOD([.D5];4)=0);MAX([.P5];[.Q6])+[.D5];MAX([.P5];[.Q6]))" office:value-type="float" office:value="460" calcext:value-type="float">
            <text:p>460</text:p>
          </table:table-cell>
          <table:table-cell table:style-name="ce2" table:formula="of:=IF(OR(MOD([.E5];3)=0;MOD([.E5];4)=0);MAX([.Q5];[.R6])+[.E5];MAX([.Q5];[.R6]))" office:value-type="float" office:value="476" calcext:value-type="float">
            <text:p>476</text:p>
          </table:table-cell>
          <table:table-cell table:style-name="ce2" table:formula="of:=IF(OR(MOD([.F5];3)=0;MOD([.F5];4)=0);MAX([.R5];[.S6])+[.F5];MAX([.R5];[.S6]))" office:value-type="float" office:value="476" calcext:value-type="float">
            <text:p>476</text:p>
          </table:table-cell>
          <table:table-cell table:style-name="ce2" table:formula="of:=IF(OR(MOD([.G5];3)=0;MOD([.G5];4)=0);MAX([.S5];[.T6])+[.G5];MAX([.S5];[.T6]))" office:value-type="float" office:value="544" calcext:value-type="float">
            <text:p>544</text:p>
          </table:table-cell>
          <table:table-cell table:style-name="ce2" table:formula="of:=IF(OR(MOD([.H5];3)=0;MOD([.H5];4)=0);MAX([.T5];[.U6])+[.H5];MAX([.T5];[.U6]))" office:value-type="float" office:value="544" calcext:value-type="float">
            <text:p>544</text:p>
          </table:table-cell>
          <table:table-cell table:style-name="ce2" table:formula="of:=IF(OR(MOD([.I5];3)=0;MOD([.I5];4)=0);MAX([.U5];[.V6])+[.I5];MAX([.U5];[.V6]))" office:value-type="float" office:value="602" calcext:value-type="float">
            <text:p>602</text:p>
          </table:table-cell>
          <table:table-cell table:style-name="ce2" table:formula="of:=IF(OR(MOD([.J5];3)=0;MOD([.J5];4)=0);MAX([.V5];[.W6])+[.J5];MAX([.V5];[.W6]))" office:value-type="float" office:value="689" calcext:value-type="float">
            <text:p>689</text:p>
          </table:table-cell>
          <table:table-cell table:style-name="ce2" table:formula="of:=IF(OR(MOD([.K5];3)=0;MOD([.K5];4)=0);MAX([.W5];[.X6])+[.K5];MAX([.W5];[.X6]))" office:value-type="float" office:value="838" calcext:value-type="float">
            <text:p>838</text:p>
          </table:table-cell>
          <table:table-cell table:style-name="ce2" table:formula="of:=IF(OR(MOD([.L5];3)=0;MOD([.L5];4)=0);MAX([.X5];[.Y6])+[.L5];MAX([.X5];[.Y6]))" office:value-type="float" office:value="838" calcext:value-type="float">
            <text:p>838</text:p>
          </table:table-cell>
          <table:table-cell table:style-name="Default" table:number-columns-repeated="1635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/>
          <table:table-cell table:style-name="ce2" table:formula="of:=IF(OR(MOD([.B6];3)=0;MOD([.B6];4)=0);MAX([.N6];[.O7])+[.B6];MAX([.N6];[.O7]))" office:value-type="float" office:value="224" calcext:value-type="float">
            <text:p>224</text:p>
          </table:table-cell>
          <table:table-cell table:style-name="ce3"/>
          <table:table-cell table:style-name="ce2" table:formula="of:=IF(OR(MOD([.D6];3)=0;MOD([.D6];4)=0);MAX([.P6];[.Q7])+[.D6];MAX([.P6];[.Q7]))" office:value-type="float" office:value="421" calcext:value-type="float">
            <text:p>421</text:p>
          </table:table-cell>
          <table:table-cell table:style-name="ce2" table:formula="of:=IF(OR(MOD([.E6];3)=0;MOD([.E6];4)=0);MAX([.Q6];[.R7])+[.E6];MAX([.Q6];[.R7]))" office:value-type="float" office:value="472" calcext:value-type="float">
            <text:p>472</text:p>
          </table:table-cell>
          <table:table-cell table:style-name="ce2" table:formula="of:=IF(OR(MOD([.F6];3)=0;MOD([.F6];4)=0);MAX([.R6];[.S7])+[.F6];MAX([.R6];[.S7]))" office:value-type="float" office:value="472" calcext:value-type="float">
            <text:p>472</text:p>
          </table:table-cell>
          <table:table-cell table:style-name="ce2" table:formula="of:=IF(OR(MOD([.G6];3)=0;MOD([.G6];4)=0);MAX([.S6];[.T7])+[.G6];MAX([.S6];[.T7]))" office:value-type="float" office:value="544" calcext:value-type="float">
            <text:p>544</text:p>
          </table:table-cell>
          <table:table-cell table:style-name="ce2" table:formula="of:=IF(OR(MOD([.H6];3)=0;MOD([.H6];4)=0);MAX([.T6];[.U7])+[.H6];MAX([.T6];[.U7]))" office:value-type="float" office:value="544" calcext:value-type="float">
            <text:p>544</text:p>
          </table:table-cell>
          <table:table-cell table:style-name="ce2" table:formula="of:=IF(OR(MOD([.I6];3)=0;MOD([.I6];4)=0);MAX([.U6];[.V7])+[.I6];MAX([.U6];[.V7]))" office:value-type="float" office:value="586" calcext:value-type="float">
            <text:p>586</text:p>
          </table:table-cell>
          <table:table-cell table:style-name="ce2" table:formula="of:=IF(OR(MOD([.J6];3)=0;MOD([.J6];4)=0);MAX([.V6];[.W7])+[.J6];MAX([.V6];[.W7]))" office:value-type="float" office:value="586" calcext:value-type="float">
            <text:p>586</text:p>
          </table:table-cell>
          <table:table-cell table:style-name="ce2" table:formula="of:=IF(OR(MOD([.K6];3)=0;MOD([.K6];4)=0);MAX([.W6];[.X7])+[.K6];MAX([.W6];[.X7]))" office:value-type="float" office:value="757" calcext:value-type="float">
            <text:p>757</text:p>
          </table:table-cell>
          <table:table-cell table:style-name="ce2" table:formula="of:=IF(OR(MOD([.L6];3)=0;MOD([.L6];4)=0);MAX([.X6];[.Y7])+[.L6];MAX([.X6];[.Y7]))" office:value-type="float" office:value="811" calcext:value-type="float">
            <text:p>811</text:p>
          </table:table-cell>
          <table:table-cell table:style-name="Default" table:number-columns-repeated="1635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99" calcext:value-type="float">
            <text:p>499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"/>
          <table:table-cell table:style-name="ce2" table:formula="of:=IF(OR(MOD([.B7];3)=0;MOD([.B7];4)=0);MAX([.N7];[.O8])+[.B7];MAX([.N7];[.O8]))" office:value-type="float" office:value="224" calcext:value-type="float">
            <text:p>224</text:p>
          </table:table-cell>
          <table:table-cell table:style-name="ce3" table:formula="of:=IF(AND([.C7]&gt;100;[.C7]&lt;500);&quot;&quot;;[.C7])">
            <text:p/>
          </table:table-cell>
          <table:table-cell table:style-name="ce2" table:formula="of:=IF(OR(MOD([.D7];3)=0;MOD([.D7];4)=0);MAX([.P7];[.Q8])+[.D7];MAX([.P7];[.Q8]))" office:value-type="float" office:value="397" calcext:value-type="float">
            <text:p>397</text:p>
          </table:table-cell>
          <table:table-cell table:style-name="ce2" table:formula="of:=IF(OR(MOD([.E7];3)=0;MOD([.E7];4)=0);MAX([.Q7];[.R8])+[.E7];MAX([.Q7];[.R8]))" office:value-type="float" office:value="454" calcext:value-type="float">
            <text:p>454</text:p>
          </table:table-cell>
          <table:table-cell table:style-name="ce2" table:formula="of:=IF(OR(MOD([.F7];3)=0;MOD([.F7];4)=0);MAX([.R7];[.S8])+[.F7];MAX([.R7];[.S8]))" office:value-type="float" office:value="454" calcext:value-type="float">
            <text:p>454</text:p>
          </table:table-cell>
          <table:table-cell table:style-name="ce2" table:formula="of:=IF(OR(MOD([.G7];3)=0;MOD([.G7];4)=0);MAX([.S7];[.T8])+[.G7];MAX([.S7];[.T8]))" office:value-type="float" office:value="544" calcext:value-type="float">
            <text:p>544</text:p>
          </table:table-cell>
          <table:table-cell table:style-name="ce2" table:formula="of:=IF(OR(MOD([.H7];3)=0;MOD([.H7];4)=0);MAX([.T7];[.U8])+[.H7];MAX([.T7];[.U8]))" office:value-type="float" office:value="544" calcext:value-type="float">
            <text:p>544</text:p>
          </table:table-cell>
          <table:table-cell table:style-name="ce2" table:formula="of:=IF(OR(MOD([.I7];3)=0;MOD([.I7];4)=0);MAX([.U7];[.V8])+[.I7];MAX([.U7];[.V8]))" office:value-type="float" office:value="544" calcext:value-type="float">
            <text:p>544</text:p>
          </table:table-cell>
          <table:table-cell table:style-name="ce3" table:formula="of:=IF(AND([.J7]&gt;100;[.J7]&lt;500);&quot;&quot;;[.J7])">
            <text:p/>
          </table:table-cell>
          <table:table-cell table:style-name="ce2" table:formula="of:=IF(OR(MOD([.K7];3)=0;MOD([.K7];4)=0);MAX([.W7];[.X8])+[.K7];MAX([.W7];[.X8]))" office:value-type="float" office:value="718" calcext:value-type="float">
            <text:p>718</text:p>
          </table:table-cell>
          <table:table-cell table:style-name="ce2" table:formula="of:=IF(OR(MOD([.L7];3)=0;MOD([.L7];4)=0);MAX([.X7];[.Y8])+[.L7];MAX([.X7];[.Y8]))" office:value-type="float" office:value="811" calcext:value-type="float">
            <text:p>811</text:p>
          </table:table-cell>
          <table:table-cell table:style-name="Default" table:number-columns-repeated="1635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4"/>
          <table:table-cell table:style-name="ce2" table:formula="of:=IF(OR(MOD([.B8];3)=0;MOD([.B8];4)=0);MAX([.N8];[.O9])+[.B8];MAX([.N8];[.O9]))" office:value-type="float" office:value="224" calcext:value-type="float">
            <text:p>224</text:p>
          </table:table-cell>
          <table:table-cell table:style-name="ce2" table:formula="of:=IF(OR(MOD([.C8];3)=0;MOD([.C8];4)=0);MAX([.O8];[.P9])+[.C8];MAX([.O8];[.P9]))" office:value-type="float" office:value="297" calcext:value-type="float">
            <text:p>297</text:p>
          </table:table-cell>
          <table:table-cell table:style-name="ce2" table:formula="of:=IF(OR(MOD([.D8];3)=0;MOD([.D8];4)=0);MAX([.P8];[.Q9])+[.D8];MAX([.P8];[.Q9]))" office:value-type="float" office:value="397" calcext:value-type="float">
            <text:p>397</text:p>
          </table:table-cell>
          <table:table-cell table:style-name="ce2" table:formula="of:=IF(OR(MOD([.E8];3)=0;MOD([.E8];4)=0);MAX([.Q8];[.R9])+[.E8];MAX([.Q8];[.R9]))" office:value-type="float" office:value="397" calcext:value-type="float">
            <text:p>397</text:p>
          </table:table-cell>
          <table:table-cell table:style-name="ce2" table:formula="of:=IF(OR(MOD([.F8];3)=0;MOD([.F8];4)=0);MAX([.R8];[.S9])+[.F8];MAX([.R8];[.S9]))" office:value-type="float" office:value="404" calcext:value-type="float">
            <text:p>404</text:p>
          </table:table-cell>
          <table:table-cell table:style-name="ce2" table:formula="of:=IF(OR(MOD([.G8];3)=0;MOD([.G8];4)=0);MAX([.S8];[.T9])+[.G8];MAX([.S8];[.T9]))" office:value-type="float" office:value="408" calcext:value-type="float">
            <text:p>408</text:p>
          </table:table-cell>
          <table:table-cell table:style-name="ce2" table:formula="of:=IF(OR(MOD([.H8];3)=0;MOD([.H8];4)=0);MAX([.T8];[.U9])+[.H8];MAX([.T8];[.U9]))" office:value-type="float" office:value="458" calcext:value-type="float">
            <text:p>458</text:p>
          </table:table-cell>
          <table:table-cell table:style-name="ce2" table:formula="of:=IF(OR(MOD([.I8];3)=0;MOD([.I8];4)=0);MAX([.U8];[.V9])+[.I8];MAX([.U8];[.V9]))" office:value-type="float" office:value="463" calcext:value-type="float">
            <text:p>463</text:p>
          </table:table-cell>
          <table:table-cell table:style-name="ce2" table:formula="of:=IF(OR(MOD([.J8];3)=0;MOD([.J8];4)=0);MAX([.V8];[.W9])+[.J8];MAX([.V8];[.W9]))" office:value-type="float" office:value="538" calcext:value-type="float">
            <text:p>538</text:p>
          </table:table-cell>
          <table:table-cell table:style-name="ce2" table:formula="of:=IF(OR(MOD([.K8];3)=0;MOD([.K8];4)=0);MAX([.W8];[.X9])+[.K8];MAX([.W8];[.X9]))" office:value-type="float" office:value="718" calcext:value-type="float">
            <text:p>718</text:p>
          </table:table-cell>
          <table:table-cell table:style-name="ce2" table:formula="of:=IF(OR(MOD([.L8];3)=0;MOD([.L8];4)=0);MAX([.X8];[.Y9])+[.L8];MAX([.X8];[.Y9]))" office:value-type="float" office:value="718" calcext:value-type="float">
            <text:p>718</text:p>
          </table:table-cell>
          <table:table-cell table:style-name="Default" table:number-columns-repeated="1635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IF(OR(MOD([.A9];3)=0;MOD([.A9];4)=0);[.N10]+[.A9];[.N10])" office:value-type="float" office:value="66" calcext:value-type="float">
            <text:p>66</text:p>
          </table:table-cell>
          <table:table-cell table:style-name="ce2" table:formula="of:=IF(OR(MOD([.B9];3)=0;MOD([.B9];4)=0);MAX([.N9];[.O10])+[.B9];MAX([.N9];[.O10]))" office:value-type="float" office:value="168" calcext:value-type="float">
            <text:p>168</text:p>
          </table:table-cell>
          <table:table-cell table:style-name="ce2" table:formula="of:=IF(OR(MOD([.C9];3)=0;MOD([.C9];4)=0);MAX([.O9];[.P10])+[.C9];MAX([.O9];[.P10]))" office:value-type="float" office:value="252" calcext:value-type="float">
            <text:p>252</text:p>
          </table:table-cell>
          <table:table-cell table:style-name="ce2" table:formula="of:=IF(OR(MOD([.D9];3)=0;MOD([.D9];4)=0);MAX([.P9];[.Q10])+[.D9];MAX([.P9];[.Q10]))" office:value-type="float" office:value="340" calcext:value-type="float">
            <text:p>340</text:p>
          </table:table-cell>
          <table:table-cell table:style-name="ce2" table:formula="of:=IF(OR(MOD([.E9];3)=0;MOD([.E9];4)=0);MAX([.Q9];[.R10])+[.E9];MAX([.Q9];[.R10]))" office:value-type="float" office:value="340" calcext:value-type="float">
            <text:p>340</text:p>
          </table:table-cell>
          <table:table-cell table:style-name="ce2" table:formula="of:=IF(OR(MOD([.F9];3)=0;MOD([.F9];4)=0);MAX([.R9];[.S10])+[.F9];MAX([.R9];[.S10]))" office:value-type="float" office:value="404" calcext:value-type="float">
            <text:p>404</text:p>
          </table:table-cell>
          <table:table-cell table:style-name="ce2" table:formula="of:=IF(OR(MOD([.G9];3)=0;MOD([.G9];4)=0);MAX([.S9];[.T10])+[.G9];MAX([.S9];[.T10]))" office:value-type="float" office:value="404" calcext:value-type="float">
            <text:p>404</text:p>
          </table:table-cell>
          <table:table-cell table:style-name="ce2" table:formula="of:=IF(OR(MOD([.H9];3)=0;MOD([.H9];4)=0);MAX([.T9];[.U10])+[.H9];MAX([.T9];[.U10]))" office:value-type="float" office:value="449" calcext:value-type="float">
            <text:p>449</text:p>
          </table:table-cell>
          <table:table-cell table:style-name="ce2" table:formula="of:=IF(OR(MOD([.I9];3)=0;MOD([.I9];4)=0);MAX([.U9];[.V10])+[.I9];MAX([.U9];[.V10]))" office:value-type="float" office:value="463" calcext:value-type="float">
            <text:p>463</text:p>
          </table:table-cell>
          <table:table-cell table:style-name="ce2" table:formula="of:=IF(OR(MOD([.J9];3)=0;MOD([.J9];4)=0);MAX([.V9];[.W10])+[.J9];MAX([.V9];[.W10]))" office:value-type="float" office:value="538" calcext:value-type="float">
            <text:p>538</text:p>
          </table:table-cell>
          <table:table-cell table:style-name="ce2" table:formula="of:=IF(OR(MOD([.K9];3)=0;MOD([.K9];4)=0);MAX([.W9];[.X10])+[.K9];MAX([.W9];[.X10]))" office:value-type="float" office:value="631" calcext:value-type="float">
            <text:p>631</text:p>
          </table:table-cell>
          <table:table-cell table:style-name="ce2" table:formula="of:=IF(OR(MOD([.L9];3)=0;MOD([.L9];4)=0);MAX([.X9];[.Y10])+[.L9];MAX([.X9];[.Y10]))" office:value-type="float" office:value="639" calcext:value-type="float">
            <text:p>639</text:p>
          </table:table-cell>
          <table:table-cell table:style-name="Default" table:number-columns-repeated="1635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formula="of:=IF(OR(MOD([.A10];3)=0;MOD([.A10];4)=0);[.N11]+[.A10];[.N11])" office:value-type="float" office:value="0" calcext:value-type="float">
            <text:p>0</text:p>
          </table:table-cell>
          <table:table-cell table:style-name="ce2" table:formula="of:=IF(OR(MOD([.B10];3)=0;MOD([.B10];4)=0);MAX([.N10];[.O11])+[.B10];MAX([.N10];[.O11]))" office:value-type="float" office:value="148" calcext:value-type="float">
            <text:p>148</text:p>
          </table:table-cell>
          <table:table-cell table:style-name="ce2" table:formula="of:=IF(OR(MOD([.C10];3)=0;MOD([.C10];4)=0);MAX([.O10];[.P11])+[.C10];MAX([.O10];[.P11]))" office:value-type="float" office:value="148" calcext:value-type="float">
            <text:p>148</text:p>
          </table:table-cell>
          <table:table-cell table:style-name="ce2" table:formula="of:=IF(OR(MOD([.D10];3)=0;MOD([.D10];4)=0);MAX([.P10];[.Q11])+[.D10];MAX([.P10];[.Q11]))" office:value-type="float" office:value="188" calcext:value-type="float">
            <text:p>188</text:p>
          </table:table-cell>
          <table:table-cell table:style-name="ce2" table:formula="of:=IF(OR(MOD([.E10];3)=0;MOD([.E10];4)=0);MAX([.Q10];[.R11])+[.E10];MAX([.Q10];[.R11]))" office:value-type="float" office:value="197" calcext:value-type="float">
            <text:p>197</text:p>
          </table:table-cell>
          <table:table-cell table:style-name="ce2" table:formula="of:=IF(OR(MOD([.F10];3)=0;MOD([.F10];4)=0);MAX([.R10];[.S11])+[.F10];MAX([.R10];[.S11]))" office:value-type="float" office:value="295" calcext:value-type="float">
            <text:p>295</text:p>
          </table:table-cell>
          <table:table-cell table:style-name="ce2" table:formula="of:=IF(OR(MOD([.G10];3)=0;MOD([.G10];4)=0);MAX([.S10];[.T11])+[.G10];MAX([.S10];[.T11]))" office:value-type="float" office:value="324" calcext:value-type="float">
            <text:p>324</text:p>
          </table:table-cell>
          <table:table-cell table:style-name="ce2" table:formula="of:=IF(OR(MOD([.H10];3)=0;MOD([.H10];4)=0);MAX([.T10];[.U11])+[.H10];MAX([.T10];[.U11]))" office:value-type="float" office:value="325" calcext:value-type="float">
            <text:p>325</text:p>
          </table:table-cell>
          <table:table-cell table:style-name="ce2" table:formula="of:=IF(OR(MOD([.I10];3)=0;MOD([.I10];4)=0);MAX([.U10];[.V11])+[.I10];MAX([.U10];[.V11]))" office:value-type="float" office:value="463" calcext:value-type="float">
            <text:p>463</text:p>
          </table:table-cell>
          <table:table-cell table:style-name="ce2" table:formula="of:=IF(OR(MOD([.J10];3)=0;MOD([.J10];4)=0);MAX([.V10];[.W11])+[.J10];MAX([.V10];[.W11]))" office:value-type="float" office:value="538" calcext:value-type="float">
            <text:p>538</text:p>
          </table:table-cell>
          <table:table-cell table:style-name="ce2" table:formula="of:=IF(OR(MOD([.K10];3)=0;MOD([.K10];4)=0);MAX([.W10];[.X11])+[.K10];MAX([.W10];[.X11]))" office:value-type="float" office:value="580" calcext:value-type="float">
            <text:p>580</text:p>
          </table:table-cell>
          <table:table-cell table:style-name="ce2" table:formula="of:=IF(OR(MOD([.L10];3)=0;MOD([.L10];4)=0);MAX([.X10];[.Y11])+[.L10];MAX([.X10];[.Y11]))" office:value-type="float" office:value="580" calcext:value-type="float">
            <text:p>580</text:p>
          </table:table-cell>
          <table:table-cell table:style-name="Default" table:number-columns-repeated="1635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499" calcext:value-type="float">
            <text:p>49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IF(OR(MOD([.A11];3)=0;MOD([.A11];4)=0);[.N12]+[.A11];[.N12])" office:value-type="float" office:value="0" calcext:value-type="float">
            <text:p>0</text:p>
          </table:table-cell>
          <table:table-cell table:style-name="ce2" table:formula="of:=IF(OR(MOD([.B11];3)=0;MOD([.B11];4)=0);MAX([.N11];[.O12])+[.B11];MAX([.N11];[.O12]))" office:value-type="float" office:value="148" calcext:value-type="float">
            <text:p>148</text:p>
          </table:table-cell>
          <table:table-cell table:style-name="ce2" table:formula="of:=IF(OR(MOD([.C11];3)=0;MOD([.C11];4)=0);MAX([.O11];[.P12])+[.C11];MAX([.O11];[.P12]))" office:value-type="float" office:value="148" calcext:value-type="float">
            <text:p>148</text:p>
          </table:table-cell>
          <table:table-cell table:style-name="ce2" table:formula="of:=IF(OR(MOD([.D11];3)=0;MOD([.D11];4)=0);MAX([.P11];[.Q12])+[.D11];MAX([.P11];[.Q12]))" office:value-type="float" office:value="172" calcext:value-type="float">
            <text:p>172</text:p>
          </table:table-cell>
          <table:table-cell table:style-name="ce3" table:formula="of:=IF(AND([.E11]&gt;100;[.E11]&lt;500);&quot;&quot;;[.E11])">
            <text:p/>
          </table:table-cell>
          <table:table-cell table:style-name="ce2" table:formula="of:=IF(OR(MOD([.F11];3)=0;MOD([.F11];4)=0);MAX([.R11];[.S12])+[.F11];MAX([.R11];[.S12]))" office:value-type="float" office:value="235" calcext:value-type="float">
            <text:p>235</text:p>
          </table:table-cell>
          <table:table-cell table:style-name="ce2" table:formula="of:=IF(OR(MOD([.G11];3)=0;MOD([.G11];4)=0);MAX([.S11];[.T12])+[.G11];MAX([.S11];[.T12]))" office:value-type="float" office:value="324" calcext:value-type="float">
            <text:p>324</text:p>
          </table:table-cell>
          <table:table-cell table:style-name="ce2" table:formula="of:=IF(OR(MOD([.H11];3)=0;MOD([.H11];4)=0);MAX([.T11];[.U12])+[.H11];MAX([.T11];[.U12]))" office:value-type="float" office:value="325" calcext:value-type="float">
            <text:p>325</text:p>
          </table:table-cell>
          <table:table-cell table:style-name="ce2" table:formula="of:=IF(OR(MOD([.I11];3)=0;MOD([.I11];4)=0);MAX([.U11];[.V12])+[.I11];MAX([.U11];[.V12]))" office:value-type="float" office:value="415" calcext:value-type="float">
            <text:p>415</text:p>
          </table:table-cell>
          <table:table-cell table:style-name="ce2" table:formula="of:=IF(OR(MOD([.J11];3)=0;MOD([.J11];4)=0);MAX([.V11];[.W12])+[.J11];MAX([.V11];[.W12]))" office:value-type="float" office:value="514" calcext:value-type="float">
            <text:p>514</text:p>
          </table:table-cell>
          <table:table-cell table:style-name="ce2" table:formula="of:=IF(OR(MOD([.K11];3)=0;MOD([.K11];4)=0);MAX([.W11];[.X12])+[.K11];MAX([.W11];[.X12]))" office:value-type="float" office:value="514" calcext:value-type="float">
            <text:p>514</text:p>
          </table:table-cell>
          <table:table-cell table:style-name="ce2" table:formula="of:=IF(OR(MOD([.L11];3)=0;MOD([.L11];4)=0);MAX([.X11];[.Y12])+[.L11];MAX([.X11];[.Y12]))" office:value-type="float" office:value="517" calcext:value-type="float">
            <text:p>517</text:p>
          </table:table-cell>
          <table:table-cell table:style-name="Default" table:number-columns-repeated="163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formula="of:=IF(OR(MOD([.A12];3)=0;MOD([.A12];4)=0);[.A12];0)" office:value-type="float" office:value="0" calcext:value-type="float">
            <text:p>0</text:p>
          </table:table-cell>
          <table:table-cell table:style-name="ce2" table:formula="of:=IF(OR(MOD([.B12];3)=0;MOD([.B12];4)=0);[.N12]+[.B12];[.N12])" office:value-type="float" office:value="64" calcext:value-type="float">
            <text:p>64</text:p>
          </table:table-cell>
          <table:table-cell table:style-name="ce2" table:formula="of:=IF(OR(MOD([.C12];3)=0;MOD([.C12];4)=0);[.O12]+[.C12];[.O12])" office:value-type="float" office:value="140" calcext:value-type="float">
            <text:p>140</text:p>
          </table:table-cell>
          <table:table-cell table:style-name="ce2" table:formula="of:=IF(OR(MOD([.D12];3)=0;MOD([.D12];4)=0);[.P12]+[.D12];[.P12])" office:value-type="float" office:value="172" calcext:value-type="float">
            <text:p>172</text:p>
          </table:table-cell>
          <table:table-cell table:style-name="ce2" table:formula="of:=IF(OR(MOD([.E12];3)=0;MOD([.E12];4)=0);[.Q12]+[.E12];[.Q12])" office:value-type="float" office:value="172" calcext:value-type="float">
            <text:p>172</text:p>
          </table:table-cell>
          <table:table-cell table:style-name="ce2" table:formula="of:=IF(OR(MOD([.F12];3)=0;MOD([.F12];4)=0);[.R12]+[.F12];[.R12])" office:value-type="float" office:value="187" calcext:value-type="float">
            <text:p>187</text:p>
          </table:table-cell>
          <table:table-cell table:style-name="ce2" table:formula="of:=IF(OR(MOD([.G12];3)=0;MOD([.G12];4)=0);[.S12]+[.G12];[.S12])" office:value-type="float" office:value="268" calcext:value-type="float">
            <text:p>268</text:p>
          </table:table-cell>
          <table:table-cell table:style-name="ce2" table:formula="of:=IF(OR(MOD([.H12];3)=0;MOD([.H12];4)=0);[.T12]+[.H12];[.T12])" office:value-type="float" office:value="325" calcext:value-type="float">
            <text:p>325</text:p>
          </table:table-cell>
          <table:table-cell table:style-name="ce2" table:formula="of:=IF(OR(MOD([.I12];3)=0;MOD([.I12];4)=0);[.U12]+[.I12];[.U12])" office:value-type="float" office:value="325" calcext:value-type="float">
            <text:p>325</text:p>
          </table:table-cell>
          <table:table-cell table:style-name="ce2" table:formula="of:=IF(OR(MOD([.J12];3)=0;MOD([.J12];4)=0);[.V12]+[.J12];[.V12])" office:value-type="float" office:value="373" calcext:value-type="float">
            <text:p>373</text:p>
          </table:table-cell>
          <table:table-cell table:style-name="ce2" table:formula="of:=IF(OR(MOD([.K12];3)=0;MOD([.K12];4)=0);[.W12]+[.K12];[.W12])" office:value-type="float" office:value="373" calcext:value-type="float">
            <text:p>373</text:p>
          </table:table-cell>
          <table:table-cell table:style-name="ce2" table:formula="of:=IF(OR(MOD([.L12];3)=0;MOD([.L12];4)=0);[.X12]+[.L12];[.X12])" office:value-type="float" office:value="441" calcext:value-type="float">
            <text:p>441</text:p>
          </table:table-cell>
          <table:table-cell table:style-name="Default" table:number-columns-repeated="16359"/>
        </table:table-row>
        <table:table-row table:style-name="ro1" table:number-rows-repeated="1048563">
          <table:table-cell table:number-columns-repeated="25"/>
          <table:table-cell table:style-name="Default" table:number-columns-repeated="16359"/>
        </table:table-row>
        <table:table-row table:style-name="ro1">
          <table:table-cell table:number-columns-repeated="25"/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7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1P2" style:volatile="true">
      <number:text loext:blank-width-char="-"> </number:text>
      <number:fill-character> </number:fill-character>
      <number:text loext:blank-width-char="-3">-р.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 style:data-style-name="N2" text:time-value="21:00:28.40126893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</meta:initial-creator>
    <meta:creation-date>2020-09-23T19:41:50</meta:creation-date>
    <dc:date>2025-09-30T22:01:34.165776098</dc:date>
    <meta:editing-duration>PT12M48S</meta:editing-duration>
    <meta:editing-cycles>2</meta:editing-cycles>
    <meta:generator>LibreOffice/25.8.1.1$Linux_X86_64 LibreOffice_project/6493efb0486b5ef4a09f10f25df428a1c89b13aa</meta:generator>
    <meta:document-statistic meta:table-count="1" meta:cell-count="279" meta:object-count="0"/>
  </office:meta>
</office:document-meta>
</file>